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y-connected-mnist-averag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table:number-columns-repeated="2"/>
          <table:table-cell office:value-type="string" calcext:value-type="string">
            <text:p>out-synap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525.2359" calcext:value-type="float">
            <text:p>525.2359</text:p>
          </table:table-cell>
          <table:table-cell office:value-type="float" office:value="31917.8391" calcext:value-type="float">
            <text:p>31917.8391</text:p>
          </table:table-cell>
          <table:table-cell office:value-type="float" office:value="180.3395" calcext:value-type="float">
            <text:p>180.3395</text:p>
          </table:table-cell>
          <table:table-cell table:number-columns-repeated="8"/>
          <table:table-cell office:value-type="float" office:value="185.621262458472" calcext:value-type="float">
            <text:p>185.621262458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105.2359" calcext:value-type="float">
            <text:p>105.2359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84:1039]</text:p>
          </table:table-cell>
          <table:table-cell office:value-type="string" calcext:value-type="string">
            <text:p>full</text:p>
          </table:table-cell>
          <table:table-cell office:value-type="float" office:value="256" calcext:value-type="float">
            <text:p>256</text:p>
          </table:table-cell>
          <table:table-cell office:value-type="float" office:value="26940.3904" calcext:value-type="float">
            <text:p>26940.3904</text:p>
          </table:table-cell>
          <table:table-cell office:value-type="float" office:value="50.0727" calcext:value-type="float">
            <text:p>50.072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784" calcext:value-type="float">
            <text:p>784</text:p>
          </table:table-cell>
          <table:table-cell table:formula="of:=[.K4]/[.H4]" office:value-type="float" office:value="256" calcext:value-type="float">
            <text:p>256</text:p>
          </table:table-cell>
          <table:table-cell table:formula="of:=[.E3]" office:value-type="float" office:value="105.2359" calcext:value-type="float">
            <text:p>105.2359</text:p>
          </table:table-cell>
          <table:table-cell table:formula="of:=1*[.F3]*[.N3]/[.G3]" office:value-type="float" office:value="200704" calcext:value-type="float">
            <text:p>20070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040:1103]</text:p>
          </table:table-cell>
          <table:table-cell office:value-type="string" calcext:value-type="string">
            <text:p>full</text:p>
          </table:table-cell>
          <table:table-cell office:value-type="float" office:value="64" calcext:value-type="float">
            <text:p>64</text:p>
          </table:table-cell>
          <table:table-cell office:value-type="float" office:value="3204.6528" calcext:value-type="float">
            <text:p>3204.6528</text:p>
          </table:table-cell>
          <table:table-cell office:value-type="float" office:value="16.6756" calcext:value-type="float">
            <text:p>16.675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F4]" office:value-type="float" office:value="256" calcext:value-type="float">
            <text:p>256</text:p>
          </table:table-cell>
          <table:table-cell table:formula="of:=[.K5]/[.H5]" office:value-type="float" office:value="64" calcext:value-type="float">
            <text:p>64</text:p>
          </table:table-cell>
          <table:table-cell table:formula="of:=[.E4]" office:value-type="float" office:value="50.0727" calcext:value-type="float">
            <text:p>50.0727</text:p>
          </table:table-cell>
          <table:table-cell table:formula="of:=1*[.F4]*[.N4]/[.G4]" office:value-type="float" office:value="16384" calcext:value-type="float">
            <text:p>1638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104:1203]</text:p>
          </table:table-cell>
          <table:table-cell office:value-type="string" calcext:value-type="string">
            <text:p>full</text:p>
          </table:table-cell>
          <table:table-cell office:value-type="float" office:value="100" calcext:value-type="float">
            <text:p>100</text:p>
          </table:table-cell>
          <table:table-cell office:value-type="float" office:value="1667.56" calcext:value-type="float">
            <text:p>1667.56</text:p>
          </table:table-cell>
          <table:table-cell office:value-type="float" office:value="8.3553" calcext:value-type="float">
            <text:p>8.35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F5]" office:value-type="float" office:value="64" calcext:value-type="float">
            <text:p>64</text:p>
          </table:table-cell>
          <table:table-cell table:formula="of:=[.K6]/[.H6]" office:value-type="float" office:value="100" calcext:value-type="float">
            <text:p>100</text:p>
          </table:table-cell>
          <table:table-cell table:formula="of:=[.E5]" office:value-type="float" office:value="16.6756" calcext:value-type="float">
            <text:p>16.6756</text:p>
          </table:table-cell>
          <table:table-cell table:formula="of:=1*[.F5]*[.N5]/[.G5]" office:value-type="float" office:value="6400" calcext:value-type="float">
            <text:p>64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1:59:31.7862827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7T12:06:06.588537867</dc:date>
    <dc:creator>Elkin Cruz</dc:creator>
    <meta:editing-duration>PT34M18S</meta:editing-duration>
    <meta:editing-cycles>4</meta:editing-cycles>
    <meta:generator>LibreOffice/7.2.3.2$Linux_X86_64 LibreOffice_project/20$Build-2</meta:generator>
    <meta:document-statistic meta:table-count="1" meta:cell-count="60" meta:object-count="0"/>
  </office:meta>
</office:document-meta>
</file>